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0FBA46773BC79279442.png" manifest:media-type="image/png"/>
  <manifest:file-entry manifest:full-path="Pictures/10000001000001AA000001F2977A53E715CF5D53.png" manifest:media-type="image/png"/>
  <manifest:file-entry manifest:full-path="Pictures/10000001000001A300000224EAEC9DF4446ECD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b24" officeooo:paragraph-rsid="000beb24"/>
    </style:style>
    <style:style style:name="P2" style:family="paragraph" style:parent-style-name="Standard">
      <style:text-properties officeooo:rsid="000ffc6f"/>
    </style:style>
    <style:style style:name="P3" style:family="paragraph" style:parent-style-name="Standard">
      <style:text-properties officeooo:rsid="000ffc6f" officeooo:paragraph-rsid="000ffc6f"/>
    </style:style>
    <style:style style:name="P4" style:family="paragraph" style:parent-style-name="Standard">
      <style:text-properties fo:font-weight="bold" officeooo:rsid="0010cd4b" officeooo:paragraph-rsid="0010cd4b" style:font-weight-asian="bold" style:font-weight-complex="bold"/>
    </style:style>
    <style:style style:name="T1" style:family="text">
      <style:text-properties officeooo:rsid="000d8293"/>
    </style:style>
    <style:style style:name="T2" style:family="text">
      <style:text-properties officeooo:rsid="000e823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 Edition <text:s text:c="40"/><text:span text:style-name="T1">Third </text:span><text:span text:style-name="T2">Edition</text:span></text:p>
      <text:p text:style-name="P1"/>
      <text:p text:style-name="P2"><draw:frame draw:style-name="fr2" draw:name="Image1" text:anchor-type="char" svg:x="-0.0472in" svg:y="0.0626in" svg:width="3.0165in" svg:height="3.9453in" draw:z-index="0"><draw:image xlink:href="Pictures/10000001000001A300000224EAEC9DF4446ECDF3.png" xlink:type="simple" xlink:show="embed" xlink:actuate="onLoad" draw:mime-type="image/png"/></draw:frame><draw:frame draw:style-name="fr2" draw:name="Image2" text:anchor-type="char" svg:x="3.0138in" svg:y="0.0626in" svg:width="3.3709in" svg:height="3.9402in" draw:z-index="1"><draw:image xlink:href="Pictures/10000001000001AA000001F2977A53E715CF5D5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iffs</text:p>
      <text:p text:style-name="P3"/>
      <text:p text:style-name="P3"/>
      <text:p text:style-name="P3"><draw:frame draw:style-name="fr1" draw:name="Image3" text:anchor-type="char" svg:width="6.3543in" svg:height="2.6146in" draw:z-index="2"><draw:image xlink:href="Pictures/1000000100000262000000FBA46773BC7927944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6:15:05.822222883</meta:creation-date>
    <dc:date>2025-01-10T16:40:05.327293195</dc:date>
    <meta:editing-duration>PT24M55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2" meta:paragraph-count="2" meta:word-count="5" meta:character-count="73" meta:non-whitespace-character-count="30"/>
  </office:meta>
</office:document-meta>
</file>